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draw:fill="none" draw:stroke="solid" svg:stroke-width="0.00694in" svg:stroke-color="#4472c4" draw:marker-end="a1006" svg:stroke-opacity="100%" draw:stroke-linejoin="miter" svg:stroke-linecap="butt"/>
    </style:style>
    <style:style style:family="graphic" style:name="a1009">
      <style:graphic-properties draw:fill="none" draw:stroke="solid" svg:stroke-width="0.00694in" svg:stroke-color="#4472c4" draw:marker-end="a1008" svg:stroke-opacity="100%" draw:stroke-linejoin="miter" svg:stroke-linecap="but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draw:fill="none" draw:stroke="solid" svg:stroke-width="0.00694in" svg:stroke-color="#4472c4" draw:marker-end="a1010" svg:stroke-opacity="100%" draw:stroke-linejoin="miter" svg:stroke-linecap="but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0" draw:name="Title 1" svg:x="1.66667in" svg:y="1.22743in" svg:width="10in" svg:height="2.61111in" presentation:class="title" presentation:placeholder="false">
          <draw:text-box>
            <text:p text:style-name="a779" text:class-names="" text:cond-style-name=""><text:span text:style-name="a777" text:class-names="">Corpus Linguistics</text:span><text:span text:style-name="a778" text:class-names=""/></text:p>
          </draw:text-box>
          <svg:title/>
          <svg:desc/>
        </draw:frame>
        <draw:frame draw:id="id70" presentation:style-name="a786" draw:name="Subtitle 2" svg:x="1.66667in" svg:y="3.93924in" svg:width="10in" svg:height="1.81076in" presentation:class="subtitle" presentation:placeholder="false">
          <draw:text-box>
            <text:p text:style-name="a782" text:class-names="" text:cond-style-name=""><text:span text:style-name="a781" text:class-names="">2023-11-24</text:span></text:p>
            <text:p text:style-name="a785" text:class-names="" text:cond-style-name=""><text:span text:style-name="a783" text:class-names="">Corpus construction</text:span><text:span text:style-name="a784" text:class-names=""/></text:p>
          </draw:text-box>
          <svg:title/>
          <svg:desc/>
        </draw:frame>
      </draw:page>
      <draw:page draw:name="Slide2" draw:style-name="a787" draw:master-page-name="Master1-Layout2-obj-Title-and-Content" presentation:presentation-page-layout-name="Master1-PPL2" draw:id="Slide-257">
        <draw:frame draw:id="id71" presentation:style-name="a78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797" draw:name="Content Placeholder 2" svg:x="0.91667in" svg:y="1.99653in" svg:width="11.5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XML</text:span></text:p>
              </text:list-item>
            </text:list>
            <text:list text:style-name="a796">
              <text:list-item>
                <text:p text:style-name="a795" text:class-names="" text:cond-style-name=""><text:span text:style-name="a792" text:class-names="">ELA</text:span><text:span text:style-name="a793" text:class-names="">N</text:span><text:span text:style-name="a794" text:class-names=""/></text:p>
              </text:list-item>
            </text:list>
          </draw:text-box>
          <svg:title/>
          <svg:desc/>
        </draw:frame>
      </draw:page>
      <draw:page draw:name="Slide3" draw:style-name="a798" draw:master-page-name="Master1-Layout2-obj-Title-and-Content" presentation:presentation-page-layout-name="Master1-PPL2" draw:id="Slide-258">
        <draw:frame draw:id="id73" presentation:style-name="a802" draw:name="Title 1" svg:x="0.91667in" svg:y="0.39931in" svg:width="11.5in" svg:height="1.44965in" presentation:class="title" presentation:placeholder="false">
          <draw:text-box>
            <text:p text:style-name="a801" text:class-names="" text:cond-style-name=""><text:span text:style-name="a799" text:class-names="">Concepts (XML)</text:span><text:span text:style-name="a800" text:class-names=""/></text:p>
          </draw:text-box>
          <svg:title/>
          <svg:desc/>
        </draw:frame>
        <draw:frame draw:id="id74" presentation:style-name="a827" draw:name="Content Placeholder 2" svg:x="0.91667in" svg:y="1.99653in" svg:width="11.5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3" text:class-names="">tagging system</text:span><text:span text:style-name="a804" text:class-names=""><text:s text:c="1"/></text:span><text:span text:style-name="a805" text:class-names="">/</text:span><text:span text:style-name="a806" text:class-names=""><text:s text:c="1"/></text:span><text:span text:style-name="a807" text:class-names="">markup</text:span><text:span text:style-name="a808" text:class-names=""><text:s text:c="1"/></text:span><text:span text:style-name="a809" text:class-names="">language (Latex, html)</text:span></text:p>
              </text:list-item>
            </text:list>
            <text:list text:style-name="a820">
              <text:list-item>
                <text:p text:style-name="a819" text:class-names="" text:cond-style-name=""><text:span text:style-name="a812" text:class-names="">parsing (in computer science</text:span><text:span text:style-name="a813" text:class-names=""><text:s text:c="1"/></text:span><text:span text:style-name="a814" text:class-names="">and</text:span><text:span text:style-name="a815" text:class-names=""><text:s text:c="1"/></text:span><text:span text:style-name="a816" text:class-names="">linguistics</text:span><text:span text:style-name="a817" text:class-names="">)</text:span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4" draw:style-name="a828" draw:master-page-name="Master1-Layout2-obj-Title-and-Content" presentation:presentation-page-layout-name="Master1-PPL2" draw:id="Slide-259">
        <draw:frame draw:id="id75" presentation:style-name="a82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892" draw:name="Content Placeholder 2" svg:x="0.91667in" svg:y="1.99653in" svg:width="11.5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electronic documents are created with characters (words, spaces, punctuation and other symbols) and formatting</text:span></text:p>
              </text:list-item>
            </text:list>
            <text:list text:style-name="a852">
              <text:list-item>
                <text:p text:style-name="a851" text:class-names="" text:cond-style-name=""><text:span text:style-name="a833" text:class-names="">formatting</text:span><text:span text:style-name="a834" text:class-names=""><text:s text:c="1"/></text:span><text:span text:style-name="a835" text:class-names="">is</text:span><text:span text:style-name="a836" text:class-names=""><text:s text:c="1"/></text:span><text:span text:style-name="a837" text:class-names="">implemented</text:span><text:span text:style-name="a838" text:class-names=""><text:s text:c="1"/></text:span><text:span text:style-name="a839" text:class-names="">by</text:span><text:span text:style-name="a840" text:class-names=""><text:s text:c="1"/></text:span><text:span text:style-name="a841" text:class-names="">tags</text:span><text:span text:style-name="a842" text:class-names=""><text:s text:c="1"/></text:span><text:span text:style-name="a843" text:class-names="">in</text:span><text:span text:style-name="a844" text:class-names=""><text:s text:c="1"/></text:span><text:span text:style-name="a845" text:class-names="">some</text:span><text:span text:style-name="a846" text:class-names=""><text:s text:c="1"/></text:span><text:span text:style-name="a847" text:class-names="">markup</text:span><text:span text:style-name="a848" text:class-names=""><text:s text:c="1"/></text:span><text:span text:style-name="a849" text:class-names="">language</text:span><text:span text:style-name="a850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53" text:class-names="">Examples</text:span><text:span text:style-name="a854" text:class-names=""><text:s text:c="1"/></text:span><text:span text:style-name="a855" text:class-names="">of</text:span><text:span text:style-name="a856" text:class-names=""><text:s text:c="1"/></text:span><text:span text:style-name="a857" text:class-names="">mark</text:span><text:span text:style-name="a858" text:class-names="">-up<text:s text:c="1"/></text:span><text:span text:style-name="a859" text:class-names="">languages</text:span><text:span text:style-name="a860" text:class-names=""><text:s text:c="1"/>are<text:s text:c="1"/></text:span><text:span text:style-name="a861" text:class-names="">latex</text:span><text:span text:style-name="a862" text:class-names=""><text:s text:c="1"/></text:span><text:span text:style-name="a863" text:class-names="">and<text:s text:c="1"/></text:span><text:span text:style-name="a864" text:class-names="">html</text:span><text:span text:style-name="a865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68" text:class-names="">Extensible<text:s text:c="1"/></text:span><text:span text:style-name="a869" text:class-names="">markup</text:span><text:span text:style-name="a870" text:class-names=""><text:s text:c="1"/></text:span><text:span text:style-name="a871" text:class-names="">language</text:span><text:span text:style-name="a872" text:class-names="">:<text:s text:c="1"/></text:span><text:span text:style-name="a873" text:class-names="">data are<text:s text:c="1"/></text:span><text:span text:style-name="a874" text:class-names="">presented</text:span><text:span text:style-name="a875" text:class-names=""><text:s text:c="1"/>and<text:s text:c="1"/></text:span><text:span text:style-name="a876" text:class-names="">described</text:span><text:span text:style-name="a877" text:class-names=""><text:s text:c="1"/></text:span><text:span text:style-name="a878" text:class-names="">using</text:span><text:span text:style-name="a879" text:class-names=""><text:s text:c="1"/>tags<text:s text:c="1"/></text:span><text:span text:style-name="a880" text:class-names="">of</text:span><text:span text:style-name="a881" text:class-names=""><text:s text:c="1"/></text:span><text:span text:style-name="a882" text:class-names="">our</text:span><text:span text:style-name="a883" text:class-names=""><text:s text:c="1"/></text:span><text:span text:style-name="a884" text:class-names="">choice</text:span><text:span text:style-name="a885" text:class-names=""><text:s text:c="1"/>in a<text:s text:c="1"/></text:span><text:span text:style-name="a886" text:class-names="">self-contained</text:span><text:span text:style-name="a887" text:class-names=""><text:s text:c="1"/></text:span><text:span text:style-name="a888" text:class-names="">document</text:span><text:span text:style-name="a889" text:class-names=""/></text:p>
              </text:list-item>
            </text:list>
          </draw:text-box>
          <svg:title/>
          <svg:desc/>
        </draw:frame>
        <presentation:notes draw:style-name="a902">
          <draw:page-thumbnail draw:page-number="4" svg:x="0.75in" svg:y="1.25in" svg:width="6in" svg:height="3.375in" presentation:class="page" draw:id="id77" presentation:style-name="a893" draw:name="Slide Image Placeholder 1">
            <svg:title/>
            <svg:desc/>
          </draw:page-thumbnail>
          <draw:frame draw:id="id78" presentation:style-name="a898" draw:name="Notes Placeholder 2" svg:x="0.75in" svg:y="4.8125in" svg:width="6in" svg:height="3.9375in" presentation:class="notes" presentation:placeholder="false">
            <draw:text-box>
              <text:p text:style-name="a897" text:class-names="" text:cond-style-name=""><text:span text:style-name="a894" text:class-names="">Pozrikidis</text:span><text:span text:style-name="a895" text:class-names="">, C. 2013. XML in Scientific Computing. <text:s text:c="1"/>Taylor &amp; Francis Group</text:span><text:span text:style-name="a896" text:class-names=""/></text:p>
            </draw:text-box>
            <svg:title/>
            <svg:desc/>
          </draw:frame>
          <draw:frame draw:id="id79" draw:style-name="a901" draw:name="Slide Number Placeholder 3" svg:x="4.24826in" svg:y="9.49826in" svg:width="3.25in" svg:height="0.50174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03" draw:master-page-name="Master1-Layout2-obj-Title-and-Content" presentation:presentation-page-layout-name="Master1-PPL2" draw:id="Slide-260">
        <draw:frame draw:id="id80" presentation:style-name="a911" draw:name="Title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4" text:class-names="">Some</text:span><text:span text:style-name="a905" text:class-names=""><text:s text:c="1"/></text:span><text:span text:style-name="a906" text:class-names="">markup</text:span><text:span text:style-name="a907" text:class-names=""><text:s text:c="1"/></text:span><text:span text:style-name="a908" text:class-names="">languages</text:span><text:span text:style-name="a909" text:class-names=""/></text:p>
          </draw:text-box>
          <svg:title/>
          <svg:desc/>
        </draw:frame>
        <draw:frame draw:id="id81" presentation:style-name="a957" draw:name="Content Placeholder 2" svg:x="0.91667in" svg:y="1.99653in" svg:width="11.5in" svg:height="2.33681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12" text:class-names="">Latex</text:span><text:span text:style-name="a913" text:class-names=""><text:s text:c="1"/></text:span><text:span text:style-name="a914" text:class-names="">was</text:span><text:span text:style-name="a915" text:class-names=""><text:s text:c="1"/></text:span><text:span text:style-name="a916" text:class-names="">invented</text:span><text:span text:style-name="a917" text:class-names=""><text:s text:c="1"/></text:span><text:span text:style-name="a918" text:class-names="">by</text:span><text:span text:style-name="a919" text:class-names=""><text:s text:c="1"/></text:span><text:span text:style-name="a920" text:class-names="">Prof.</text:span><text:span text:style-name="a921" text:class-names=""><text:s text:c="1"/></text:span><text:span text:style-name="a922" text:class-names="">Donald</text:span><text:span text:style-name="a923" text:class-names=""><text:s text:c="1"/></text:span><text:span text:style-name="a924" text:class-names="">Knuth, released in 1978 with scientific doc preparation in mind</text:span></text:p>
              </text:list-item>
            </text:list>
            <text:list text:style-name="a939">
              <text:list-item>
                <text:p text:style-name="a938" text:class-names="" text:cond-style-name=""><text:span text:style-name="a927" text:class-names="">Html</text:span><text:span text:style-name="a928" text:class-names=""><text:s text:c="1"/></text:span><text:span text:style-name="a929" text:class-names="">invented</text:span><text:span text:style-name="a930" text:class-names=""><text:s text:c="1"/></text:span><text:span text:style-name="a931" text:class-names="">in</text:span><text:span text:style-name="a932" text:class-names=""><text:s text:c="1"/></text:span><text:span text:style-name="a933" text:class-names="">the</text:span><text:span text:style-name="a934" text:class-names=""><text:s text:c="1"/></text:span><text:span text:style-name="a935" text:class-names="">1980s</text:span><text:span text:style-name="a936" text:class-names=""><text:s text:c="1"/></text:span><text:span text:style-name="a937" text:class-names="">along with the Internet</text:span></text:p>
              </text:list-item>
            </text:list>
            <text:list text:style-name="a956">
              <text:list-item>
                <text:p text:style-name="a955" text:class-names="" text:cond-style-name=""><text:span text:style-name="a940" text:class-names="">In</text:span><text:span text:style-name="a941" text:class-names=""><text:s text:c="1"/></text:span><text:span text:style-name="a942" text:class-names="">latex</text:span><text:span text:style-name="a943" text:class-names=""><text:s text:c="1"/></text:span><text:span text:style-name="a944" text:class-names="">a</text:span><text:span text:style-name="a945" text:class-names=""><text:s text:c="1"/></text:span><text:span text:style-name="a946" text:class-names="">tag</text:span><text:span text:style-name="a947" text:class-names=""><text:s text:c="1"/></text:span><text:span text:style-name="a948" text:class-names="">is</text:span><text:span text:style-name="a949" text:class-names=""><text:s text:c="1"/></text:span><text:span text:style-name="a950" text:class-names="">marked</text:span><text:span text:style-name="a951" text:class-names=""><text:s text:c="1"/></text:span><text:span text:style-name="a952" text:class-names="">with</text:span><text:span text:style-name="a953" text:class-names=""><text:s text:c="1"/></text:span><text:span text:style-name="a954" text:class-names="">a backslash (\)</text:span></text:p>
              </text:list-item>
            </text:list>
          </draw:text-box>
          <svg:title/>
          <svg:desc/>
        </draw:frame>
        <draw:frame draw:id="id82" draw:style-name="a991" draw:name="TextBox 3" svg:x="1.15in" svg:y="4.33333in" svg:width="10.73333in" svg:height="2.52441in">
          <draw:text-box>
            <text:p text:style-name="a963" text:class-names="" text:cond-style-name=""><text:span text:style-name="a958" text:class-names="">\</text:span><text:span text:style-name="a959" text:class-names="">documentlcass</text:span><text:span text:style-name="a960" text:class-names="">[</text:span><text:span text:style-name="a961" text:class-names="">11pt</text:span><text:span text:style-name="a962" text:class-names="">, letter](article}</text:span></text:p>
            <text:p text:style-name="a966" text:class-names="" text:cond-style-name=""><text:span text:style-name="a964" text:class-names="">\begin{document}</text:span><text:span text:style-name="a965" text:class-names=""/></text:p>
            <text:p text:style-name="a968" text:class-names="" text:cond-style-name=""><text:span text:style-name="a967" text:class-names=""/></text:p>
            <text:p text:style-name="a984" text:class-names="" text:cond-style-name=""><text:span text:style-name="a969" text:class-names=""><text:tab/></text:span><text:span text:style-name="a970" text:class-names="">\</text:span><text:span text:style-name="a971" text:class-names="">textit</text:span><text:span text:style-name="a972" text:class-names="">{This</text:span><text:span text:style-name="a973" text:class-names=""><text:s text:c="1"/></text:span><text:span text:style-name="a974" text:class-names="">sentence</text:span><text:span text:style-name="a975" text:class-names=""><text:s text:c="1"/></text:span><text:span text:style-name="a976" text:class-names="">would</text:span><text:span text:style-name="a977" text:class-names=""><text:s text:c="1"/></text:span><text:span text:style-name="a978" text:class-names="">be</text:span><text:span text:style-name="a979" text:class-names=""><text:s text:c="1"/></text:span><text:span text:style-name="a980" text:class-names="">in</text:span><text:span text:style-name="a981" text:class-names=""><text:s text:c="1"/></text:span><text:span text:style-name="a982" text:class-names="">italics}</text:span><text:span text:style-name="a983" text:class-names=""/></text:p>
            <text:p text:style-name="a986" text:class-names="" text:cond-style-name=""><text:span text:style-name="a985" text:class-names=""/></text:p>
            <text:p text:style-name="a990" text:class-names="" text:cond-style-name=""><text:span text:style-name="a987" text:class-names="">\end{document</text:span><text:span text:style-name="a988" text:class-names="">}</text:span><text:span text:style-name="a989" text:class-names=""/></text:p>
          </draw:text-box>
          <svg:title/>
          <svg:desc/>
        </draw:frame>
        <draw:frame draw:id="id83" draw:style-name="a1005" draw:name="TextBox 4" svg:x="8.28333in" svg:y="4.33333in" svg:width="3.21667in" svg:height="1.91855in">
          <draw:text-box>
            <text:p text:style-name="a993" text:class-names="" text:cond-style-name=""><text:span text:style-name="a992" text:class-names="">tells you the dimensions</text:span></text:p>
            <text:p text:style-name="a995" text:class-names="" text:cond-style-name=""><text:span text:style-name="a994" text:class-names=""/></text:p>
            <text:p text:style-name="a999" text:class-names="" text:cond-style-name=""><text:span text:style-name="a996" text:class-names="">tells you<text:s text:c="1"/></text:span><text:span text:style-name="a997" text:class-names="">its</text:span><text:span text:style-name="a998" text:class-names=""><text:s text:c="1"/>a document rather than a book</text:span></text:p>
            <text:p text:style-name="a1001" text:class-names="" text:cond-style-name=""><text:span text:style-name="a1000" text:class-names=""/></text:p>
            <text:p text:style-name="a1004" text:class-names="" text:cond-style-name=""><text:span text:style-name="a1002" text:class-names="">Makes this text in italic</text:span><text:span text:style-name="a1003" text:class-names=""/></text:p>
          </draw:text-box>
          <svg:title/>
          <svg:desc/>
        </draw:frame>
        <draw:connector draw:type="line" svg:x1="8.28333in" svg:y1="4.53125in" svg:x2="6.66667in" svg:y2="4.53125in" draw:id="id84" draw:style-name="a1007" draw:name="Straight Arrow Connector 6">
          <svg:title/>
          <svg:desc/>
        </draw:connector>
        <draw:connector draw:type="line" svg:x1="8.09375in" svg:y1="5.14063in" svg:x2="4.26563in" svg:y2="5.14063in" draw:id="id85" draw:style-name="a1009" draw:name="Straight Arrow Connector 8">
          <svg:title/>
          <svg:desc/>
        </draw:connector>
        <draw:connector draw:type="line" svg:x1="8.28333in" svg:y1="6.07292in" svg:x2="7.67188in" svg:y2="5.84375in" draw:id="id86" draw:style-name="a1011" draw:name="Straight Arrow Connector 9">
          <svg:title/>
          <svg:desc/>
        </draw:connector>
      </draw:page>
      <draw:page draw:name="Slide6" draw:style-name="a1012" draw:master-page-name="Master1-Layout2-obj-Title-and-Content" presentation:presentation-page-layout-name="Master1-PPL2" draw:id="Slide-261">
        <draw:frame draw:id="id87" presentation:style-name="a1016" draw:name="Title 1" svg:x="0.91667in" svg:y="0.39931in" svg:width="11.5in" svg:height="1.44965in" presentation:class="title" presentation:placeholder="false">
          <draw:text-box>
            <text:p text:style-name="a1015" text:class-names="" text:cond-style-name=""><text:span text:style-name="a1013" text:class-names="">Html (hypertext markup language)</text:span><text:span text:style-name="a1014" text:class-names=""/></text:p>
          </draw:text-box>
          <svg:title/>
          <svg:desc/>
        </draw:frame>
        <draw:frame draw:id="id88" presentation:style-name="a1043" draw:name="Content Placeholder 2" svg:x="0.91667in" svg:y="1.99653in" svg:width="11.5in" svg:height="1.92535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17" text:class-names="">Used for writing<text:s text:c="1"/></text:span><text:span text:style-name="a1018" text:class-names="">web<text:s text:c="1"/></text:span><text:span text:style-name="a1019" text:class-names="">documents that can be processed and displayed in the window of a<text:s text:c="1"/></text:span><text:span text:style-name="a1020" text:class-names="">web<text:s text:c="1"/></text:span><text:span text:style-name="a1021" text:class-names="">browser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4" text:class-names="">Html</text:span><text:span text:style-name="a1025" text:class-names=""><text:s text:c="1"/></text:span><text:span text:style-name="a1026" text:class-names="">tags are keywords<text:s text:c="1"/></text:span><text:span text:style-name="a1027" text:class-names="">enclodes</text:span><text:span text:style-name="a1028" text:class-names=""><text:s text:c="1"/>by pointy brackets / angle brackets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The things in angle brackets are tags that give you formatting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  <draw:frame draw:id="id89" draw:style-name="a1062" draw:name="TextBox 3" svg:x="1.16563in" svg:y="4.72396in" svg:width="10.73333in" svg:height="1.3127in">
          <draw:text-box>
            <text:p text:style-name="a1046" text:class-names="" text:cond-style-name=""><text:span text:style-name="a1044" text:class-names="">&lt;html&gt;</text:span><text:span text:style-name="a1045" text:class-names=""/></text:p>
            <text:p text:style-name="a1056" text:class-names="" text:cond-style-name=""><text:span text:style-name="a1047" text:class-names=""><text:tab/>&lt;i&gt;</text:span><text:span text:style-name="a1048" text:class-names="">This</text:span><text:span text:style-name="a1049" text:class-names=""><text:s text:c="1"/></text:span><text:span text:style-name="a1050" text:class-names="">sentence</text:span><text:span text:style-name="a1051" text:class-names=""><text:s text:c="1"/></text:span><text:span text:style-name="a1052" text:class-names="">is</text:span><text:span text:style-name="a1053" text:class-names=""><text:s text:c="1"/>set in<text:s text:c="1"/></text:span><text:span text:style-name="a1054" text:class-names="">italic</text:span><text:span text:style-name="a1055" text:class-names="">&lt;\i&gt;</text:span></text:p>
            <text:p text:style-name="a1061" text:class-names="" text:cond-style-name=""><text:span text:style-name="a1057" text:class-names="">&lt;\</text:span><text:span text:style-name="a1058" text:class-names="">html</text:span><text:span text:style-name="a1059" text:class-names="">&gt;</text:span><text:span text:style-name="a1060" text:class-names=""/></text:p>
          </draw:text-box>
          <svg:title/>
          <svg:desc/>
        </draw:frame>
      </draw:page>
      <draw:page draw:name="Slide7" draw:style-name="a1063" draw:master-page-name="Master1-Layout2-obj-Title-and-Content" presentation:presentation-page-layout-name="Master1-PPL2" draw:id="Slide-262">
        <draw:frame draw:id="id90" presentation:style-name="a1067" draw:name="Title 1" svg:x="0.91667in" svg:y="0.39931in" svg:width="11.5in" svg:height="1.44965in" presentation:class="title" presentation:placeholder="false">
          <draw:text-box>
            <text:p text:style-name="a1066" text:class-names="" text:cond-style-name=""><text:span text:style-name="a1064" text:class-names="">xml</text:span><text:span text:style-name="a1065" text:class-names=""/></text:p>
          </draw:text-box>
          <svg:title/>
          <svg:desc/>
        </draw:frame>
        <draw:frame draw:id="id91" presentation:style-name="a1166" draw:name="Content Placeholder 2" svg:x="0.91667in" svg:y="1.99653in" svg:width="11.5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parsing describes breaking down words into pieces and extracting attributes and parameters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071" text:class-names="">xml document</text:span><text:span text:style-name="a1072" text:class-names=""><text:s text:c="1"/></text:span><text:span text:style-name="a1073" text:class-names="">contains</text:span><text:span text:style-name="a1074" text:class-names=""><text:s text:c="1"/></text:span><text:span text:style-name="a1075" text:class-names="">sequences</text:span><text:span text:style-name="a1076" text:class-names=""><text:s text:c="1"/></text:span><text:span text:style-name="a1077" text:class-names="">of</text:span><text:span text:style-name="a1078" text:class-names=""><text:s text:c="1"/></text:span><text:span text:style-name="a1079" text:class-names="">nested</text:span><text:span text:style-name="a1080" text:class-names=""><text:s text:c="1"/></text:span><text:span text:style-name="a1081" text:class-names="">tags</text:span><text:span text:style-name="a1082" text:class-names="">,<text:s text:c="1"/></text:span><text:span text:style-name="a1083" text:class-names="">it</text:span><text:span text:style-name="a1084" text:class-names=""><text:s text:c="1"/></text:span><text:span text:style-name="a1085" text:class-names="">is</text:span><text:span text:style-name="a1086" text:class-names=""><text:s text:c="1"/>a<text:s text:c="1"/></text:span><text:span text:style-name="a1087" text:class-names="">highly</text:span><text:span text:style-name="a1088" text:class-names=""><text:s text:c="1"/>flexible<text:s text:c="1"/></text:span><text:span text:style-name="a1089" text:class-names="">tagging</text:span><text:span text:style-name="a1090" text:class-names=""><text:s text:c="1"/></text:span><text:span text:style-name="a1091" text:class-names="">system</text:span><text:span text:style-name="a1092" text:class-names=""><text:s text:c="1"/></text:span><text:span text:style-name="a1093" text:class-names="">that</text:span><text:span text:style-name="a1094" text:class-names=""><text:s text:c="1"/></text:span><text:span text:style-name="a1095" text:class-names="">allows</text:span><text:span text:style-name="a1096" text:class-names=""><text:s text:c="1"/></text:span><text:span text:style-name="a1097" text:class-names="">us</text:span><text:span text:style-name="a1098" text:class-names=""><text:s text:c="1"/></text:span><text:span text:style-name="a1099" text:class-names="">to</text:span><text:span text:style-name="a1100" text:class-names=""><text:s text:c="1"/></text:span><text:span text:style-name="a1101" text:class-names="">develop</text:span><text:span text:style-name="a1102" text:class-names=""><text:s text:c="1"/></text:span><text:span text:style-name="a1103" text:class-names="">our</text:span><text:span text:style-name="a1104" text:class-names=""><text:s text:c="1"/></text:span><text:span text:style-name="a1105" text:class-names="">own</text:span><text:span text:style-name="a1106" text:class-names=""><text:s text:c="1"/>tags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09" text:class-names="">xml</text:span><text:span text:style-name="a1110" text:class-names="">, adaptable data<text:s text:c="1"/></text:span><text:span text:style-name="a1111" text:class-names="">formatting</text:span><text:span text:style-name="a1112" text:class-names=""><text:s text:c="1"/></text:span><text:span text:style-name="a1113" text:class-names="">system</text:span><text:span text:style-name="a1114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17" text:class-names="">xml</text:span><text:span text:style-name="a1118" text:class-names=""><text:s text:c="1"/></text:span><text:span text:style-name="a1119" text:class-names="">requires</text:span><text:span text:style-name="a1120" text:class-names=""><text:s text:c="1"/>no<text:s text:c="1"/></text:span><text:span text:style-name="a1121" text:class-names="">programming</text:span><text:span text:style-name="a1122" text:class-names=""><text:s text:c="1"/></text:span><text:span text:style-name="a1123" text:class-names="">experience</text:span><text:span text:style-name="a1124" text:class-names="">,<text:s text:c="1"/></text:span><text:span text:style-name="a1125" text:class-names="">you</text:span><text:span text:style-name="a1126" text:class-names=""><text:s text:c="1"/></text:span><text:span text:style-name="a1127" text:class-names="">just</text:span><text:span text:style-name="a1128" text:class-names=""><text:s text:c="1"/></text:span><text:span text:style-name="a1129" text:class-names="">have</text:span><text:span text:style-name="a1130" text:class-names=""><text:s text:c="1"/></text:span><text:span text:style-name="a1131" text:class-names="">to</text:span><text:span text:style-name="a1132" text:class-names=""><text:s text:c="1"/></text:span><text:span text:style-name="a1133" text:class-names="">know</text:span><text:span text:style-name="a1134" text:class-names=""><text:s text:c="1"/></text:span><text:span text:style-name="a1135" text:class-names="">xml</text:span><text:span text:style-name="a1136" text:class-names=""><text:s text:c="1"/>“</text:span><text:span text:style-name="a1137" text:class-names="">grammar</text:span><text:span text:style-name="a1138" text:class-names="">”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41" text:class-names="">xml</text:span><text:span text:style-name="a1142" text:class-names=""><text:s text:c="1"/></text:span><text:span text:style-name="a1143" text:class-names="">parsers</text:span><text:span text:style-name="a1144" text:class-names=""><text:s text:c="1"/>are<text:s text:c="1"/></text:span><text:span text:style-name="a1145" text:class-names="">available</text:span><text:span text:style-name="a1146" text:class-names=""><text:s text:c="1"/>as<text:s text:c="1"/></text:span><text:span text:style-name="a1147" text:class-names="">part</text:span><text:span text:style-name="a1148" text:class-names=""><text:s text:c="1"/></text:span><text:span text:style-name="a1149" text:class-names="">of</text:span><text:span text:style-name="a1150" text:class-names=""><text:s text:c="1"/></text:span><text:span text:style-name="a1151" text:class-names="">programing</text:span><text:span text:style-name="a1152" text:class-names=""><text:s text:c="1"/></text:span><text:span text:style-name="a1153" text:class-names="">langages</text:span><text:span text:style-name="a1154" text:class-names=""><text:s text:c="1"/></text:span><text:span text:style-name="a1155" text:class-names="">like</text:span><text:span text:style-name="a1156" text:class-names=""><text:s text:c="1"/></text:span><text:span text:style-name="a1157" text:class-names="">fortran, C, C++, java,<text:s text:c="1"/></text:span><text:span text:style-name="a1158" text:class-names="">perl</text:span><text:span text:style-name="a1159" text:class-names="">, Python</text:span><text:span text:style-name="a1160" text:class-names=""><text:s text:c="1"/>and</text:span><text:span text:style-name="a1161" text:class-names=""><text:s text:c="1"/></text:span><text:span text:style-name="a1162" text:class-names="">R</text:span><text:span text:style-name="a1163" text:class-names=""/></text:p>
              </text:list-item>
            </text:list>
          </draw:text-box>
          <svg:title/>
          <svg:desc/>
        </draw:frame>
      </draw:page>
      <draw:page draw:name="Slide8" draw:style-name="a1167" draw:master-page-name="Master1-Layout2-obj-Title-and-Content" presentation:presentation-page-layout-name="Master1-PPL2" draw:id="Slide-263">
        <draw:frame draw:id="id92" presentation:style-name="a1171" draw:name="Title 1" svg:x="0.91667in" svg:y="0.39931in" svg:width="11.5in" svg:height="1.44965in" presentation:class="title" presentation:placeholder="false">
          <draw:text-box>
            <text:p text:style-name="a1170" text:class-names="" text:cond-style-name=""><text:span text:style-name="a1168" text:class-names="">xml<text:s text:c="1"/></text:span><text:span text:style-name="a1169" text:class-names=""/></text:p>
          </draw:text-box>
          <svg:title/>
          <svg:desc/>
        </draw:frame>
        <draw:frame draw:id="id93" presentation:style-name="a1184" draw:name="Content Placeholder 2" svg:x="0.91667in" svg:y="1.99653in" svg:width="11.5in" svg:height="2.00347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2" text:class-names="">what’s the difference between<text:s text:c="1"/></text:span><text:span text:style-name="a1173" text:class-names="">latex, html<text:s text:c="1"/></text:span><text:span text:style-name="a1174" text:class-names="">and<text:s text:c="1"/></text:span><text:span text:style-name="a1175" text:class-names="">xml</text:span><text:span text:style-name="a1176" text:class-names="">?</text:span><text:span text:style-name="a1177" text:class-names=""><text:s text:c="1"/></text:span><text:span text:style-name="a1178" text:class-names="">– arbitrary/custom tags and tag attributes cannot be added at will in latex and html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  <draw:frame draw:id="id94" draw:style-name="a1209" draw:name="TextBox 3" svg:x="1.20312in" svg:y="3.59375in" svg:width="7.79688in" svg:height="3.33223in">
          <draw:text-box>
            <text:p text:style-name="a1186" text:class-names="" text:cond-style-name=""><text:span text:style-name="a1185" text:class-names="">&lt;bird&gt;</text:span></text:p>
            <text:p text:style-name="a1192" text:class-names="" text:cond-style-name=""><text:span text:style-name="a1187" text:class-names=""><text:tab/></text:span><text:span text:style-name="a1188" text:class-names="">&lt;kind&gt;</text:span><text:span text:style-name="a1189" text:class-names="">pidgeon</text:span><text:span text:style-name="a1190" text:class-names="">&lt;\kind&gt;</text:span><text:span text:style-name="a1191" text:class-names=""/></text:p>
            <text:p text:style-name="a1194" text:class-names="" text:cond-style-name=""><text:span text:style-name="a1193" text:class-names=""><text:tab/>&lt;color&gt;gray&lt;\color&gt;</text:span></text:p>
            <text:p text:style-name="a1196" text:class-names="" text:cond-style-name=""><text:span text:style-name="a1195" text:class-names="">&lt;/bird&gt;</text:span></text:p>
            <text:p text:style-name="a1198" text:class-names="" text:cond-style-name=""><text:span text:style-name="a1197" text:class-names=""/></text:p>
            <text:p text:style-name="a1201" text:class-names="" text:cond-style-name=""><text:span text:style-name="a1199" text:class-names="">or</text:span><text:span text:style-name="a1200" text:class-names=""/></text:p>
            <text:p text:style-name="a1203" text:class-names="" text:cond-style-name=""><text:span text:style-name="a1202" text:class-names=""/></text:p>
            <text:p text:style-name="a1208" text:class-names="" text:cond-style-name=""><text:span text:style-name="a1204" text:class-names="">&lt;flower kind=“</text:span><text:span text:style-name="a1205" text:class-names="">pidgeon</text:span><text:span text:style-name="a1206" text:class-names="">” color=“gray” /&gt;</text:span><text:span text:style-name="a1207" text:class-names=""/></text:p>
          </draw:text-box>
          <svg:title/>
          <svg:desc/>
        </draw:frame>
        <draw:custom-shape svg:x="6in" svg:y="3.44618in" svg:width="1.07813in" svg:height="2.00347in" draw:id="id95" draw:style-name="a1212" draw:name="Right Brace 4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8.88281in" svg:y="6.5in" svg:width="0.66406in" svg:height="0.85246in" draw:id="id96" draw:style-name="a1215" draw:name="Right Brace 5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7" draw:style-name="a1220" draw:name="TextBox 6" svg:x="7.44522in" svg:y="4.36979in" svg:width="2.02353in" svg:height="0.40391in">
          <draw:text-box>
            <text:p text:style-name="a1219" text:class-names="" text:cond-style-name=""><text:span text:style-name="a1216" text:class-names="">List of<text:s text:c="1"/></text:span><text:span text:style-name="a1217" text:class-names="">properrties</text:span><text:span text:style-name="a1218" text:class-names=""/></text:p>
          </draw:text-box>
          <svg:title/>
          <svg:desc/>
        </draw:frame>
        <draw:frame draw:id="id98" draw:style-name="a1224" draw:name="TextBox 7" svg:x="9.86979in" svg:y="6.66033in" svg:width="1.22357in" svg:height="0.40391in">
          <draw:text-box>
            <text:p text:style-name="a1223" text:class-names="" text:cond-style-name=""><text:span text:style-name="a1221" text:class-names="">Attributes</text:span><text:span text:style-name="a1222" text:class-names=""/></text:p>
          </draw:text-box>
          <svg:title/>
          <svg:desc/>
        </draw:frame>
      </draw:page>
      <draw:page draw:name="Slide9" draw:style-name="a1225" draw:master-page-name="Master1-Layout2-obj-Title-and-Content" presentation:presentation-page-layout-name="Master1-PPL2" draw:id="Slide-264">
        <draw:frame draw:id="id99" presentation:style-name="a1229" draw:name="Title 1" svg:x="0.91667in" svg:y="0.39931in" svg:width="11.5in" svg:height="1.44965in" presentation:class="title" presentation:placeholder="false">
          <draw:text-box>
            <text:p text:style-name="a1228" text:class-names="" text:cond-style-name=""><text:span text:style-name="a1226" text:class-names="">xml</text:span><text:span text:style-name="a1227" text:class-names=""/></text:p>
          </draw:text-box>
          <svg:title/>
          <svg:desc/>
        </draw:frame>
        <draw:frame draw:id="id100" presentation:style-name="a1239" draw:name="Content Placeholder 2" svg:x="0.91667in" svg:y="1.99653in" svg:width="11.5in" svg:height="1.44965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0" text:class-names="">prologue<text:s text:c="1"/></text:span><text:span text:style-name="a1231" text:class-names="">is the first<text:s text:c="1"/></text:span><text:span text:style-name="a1232" text:class-names="">line,</text:span><text:span text:style-name="a1233" text:class-names=""><text:s text:c="1"/>the<text:s text:c="1"/></text:span><text:span text:style-name="a1234" text:class-names="">root<text:s text:c="1"/></text:span><text:span text:style-name="a1235" text:class-names="">node is what everything is embedded under.</text:span><text:span text:style-name="a1236" text:class-names=""/></text:p>
              </text:list-item>
            </text:list>
          </draw:text-box>
          <svg:title/>
          <svg:desc/>
        </draw:frame>
        <draw:frame draw:id="id101" draw:style-name="a1258" draw:name="TextBox 3" svg:x="2.23437in" svg:y="3.32118in" svg:width="8.25in" svg:height="3.39954in">
          <draw:text-box>
            <text:p text:style-name="a1241" text:class-names="" text:cond-style-name=""><text:span text:style-name="a1240" text:class-names="">&lt;?xml&gt; version=“1.0”?&gt;</text:span></text:p>
            <text:p text:style-name="a1244" text:class-names="" text:cond-style-name=""><text:span text:style-name="a1242" text:class-names="">&lt;story&gt;</text:span><text:span text:style-name="a1243" text:class-names=""/></text:p>
            <text:p text:style-name="a1246" text:class-names="" text:cond-style-name=""><text:span text:style-name="a1245" text:class-names=""><text:tab/>&lt;word&gt;This&lt;/word&gt;</text:span></text:p>
            <text:p text:style-name="a1248" text:class-names="" text:cond-style-name=""><text:span text:style-name="a1247" text:class-names=""><text:tab/>&lt;word&gt;is&lt;/word&gt;</text:span></text:p>
            <text:p text:style-name="a1251" text:class-names="" text:cond-style-name=""><text:span text:style-name="a1249" text:class-names=""><text:tab/></text:span><text:span text:style-name="a1250" text:class-names="">&lt;word&gt;a&lt;/word&gt;</text:span></text:p>
            <text:p text:style-name="a1254" text:class-names="" text:cond-style-name=""><text:span text:style-name="a1252" text:class-names=""><text:tab/></text:span><text:span text:style-name="a1253" text:class-names="">&lt;word&gt;story&lt;/word&gt;</text:span></text:p>
            <text:p text:style-name="a1257" text:class-names="" text:cond-style-name=""><text:span text:style-name="a1255" text:class-names="">&lt;/story&gt;</text:span><text:span text:style-name="a1256" text:class-names=""/></text:p>
          </draw:text-box>
          <svg:title/>
          <svg:desc/>
        </draw:frame>
      </draw:page>
      <draw:page draw:name="Slide10" draw:style-name="a1259" draw:master-page-name="Master1-Layout2-obj-Title-and-Content" presentation:presentation-page-layout-name="Master1-PPL2" draw:id="Slide-265">
        <draw:frame draw:id="id102" presentation:style-name="a126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3" presentation:style-name="a1287" draw:name="Content Placeholder 2" svg:x="0.91667in" svg:y="1.99653in" svg:width="11.5in" svg:height="4.75868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constraints on tagging system arise when the xml data is supposed to be read by some specific program (e.g. ELAN)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64" text:class-names="">conversion:</text:span><text:span text:style-name="a1265" text:class-names=""><text:s text:c="1"/></text:span><text:span text:style-name="a1266" text:class-names="">xml</text:span><text:span text:style-name="a1267" text:class-names=""><text:s text:c="1"/></text:span><text:span text:style-name="a1268" text:class-names="">can</text:span><text:span text:style-name="a1269" text:class-names=""><text:s text:c="1"/></text:span><text:span text:style-name="a1270" text:class-names="">be</text:span><text:span text:style-name="a1271" text:class-names=""><text:s text:c="1"/></text:span><text:span text:style-name="a1272" text:class-names="">converted</text:span><text:span text:style-name="a1273" text:class-names=""><text:s text:c="1"/></text:span><text:span text:style-name="a1274" text:class-names="">into</text:span><text:span text:style-name="a1275" text:class-names=""><text:s text:c="1"/></text:span><text:span text:style-name="a1276" text:class-names="">another</text:span><text:span text:style-name="a1277" text:class-names=""><text:s text:c="1"/></text:span><text:span text:style-name="a1278" text:class-names="">file</text:span><text:span text:style-name="a1279" text:class-names=""><text:s text:c="1"/></text:span><text:span text:style-name="a1280" text:class-names="">format</text:span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</draw:page>
      <draw:page draw:name="Slide11" draw:style-name="a1288" draw:master-page-name="Master1-Layout2-obj-Title-and-Content" presentation:presentation-page-layout-name="Master1-PPL2" draw:id="Slide-266">
        <draw:frame draw:id="id104" presentation:style-name="a128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5" draw:style-name="a1359" draw:name="TextBox 3" svg:x="1.73438in" svg:y="2.15625in" svg:width="7.28125in" svg:height="4.34199in">
          <draw:text-box>
            <text:p text:style-name="a1297" text:class-names="" text:cond-style-name=""><text:span text:style-name="a1290" text:class-names="">&lt;?</text:span><text:span text:style-name="a1291" text:class-names="">xml</text:span><text:span text:style-name="a1292" text:class-names=""><text:s text:c="1"/></text:span><text:span text:style-name="a1293" text:class-names="">version</text:span><text:span text:style-name="a1294" text:class-names="">="1.0"<text:s text:c="1"/></text:span><text:span text:style-name="a1295" text:class-names="">encoding</text:span><text:span text:style-name="a1296" text:class-names="">="UTF-8"?&gt;</text:span></text:p>
            <text:p text:style-name="a1311" text:class-names="" text:cond-style-name=""><text:span text:style-name="a1298" text:class-names="">&lt;!</text:span><text:span text:style-name="a1299" text:class-names="">DOCTYPE</text:span><text:span text:style-name="a1300" text:class-names=""><text:s text:c="1"/></text:span><text:span text:style-name="a1301" text:class-names="">article</text:span><text:span text:style-name="a1302" text:class-names=""><text:s text:c="1"/></text:span><text:span text:style-name="a1303" text:class-names="">PUBLIC</text:span><text:span text:style-name="a1304" text:class-names=""><text:s text:c="1"/>"-//OASIS//</text:span><text:span text:style-name="a1305" text:class-names="">DTD</text:span><text:span text:style-name="a1306" text:class-names=""><text:s text:c="1"/></text:span><text:span text:style-name="a1307" text:class-names="">DocBook</text:span><text:span text:style-name="a1308" text:class-names=""><text:s text:c="1"/>XML<text:s text:c="1"/></text:span><text:span text:style-name="a1309" text:class-names="">V4.1.2</text:span><text:span text:style-name="a1310" text:class-names="">//EN"</text:span></text:p>
            <text:p text:style-name="a1321" text:class-names="" text:cond-style-name=""><text:span text:style-name="a1312" text:class-names="">"http://</text:span><text:span text:style-name="a1313" text:class-names="">www.oasis-open.org</text:span><text:span text:style-name="a1314" text:class-names="">/</text:span><text:span text:style-name="a1315" text:class-names="">docbook</text:span><text:span text:style-name="a1316" text:class-names="">/</text:span><text:span text:style-name="a1317" text:class-names="">xml</text:span><text:span text:style-name="a1318" text:class-names="">/4.1.2/</text:span><text:span text:style-name="a1319" text:class-names="">docbookx.dtd</text:span><text:span text:style-name="a1320" text:class-names="">"&gt;</text:span></text:p>
            <text:p text:style-name="a1327" text:class-names="" text:cond-style-name=""><text:span text:style-name="a1322" text:class-names="">&lt;</text:span><text:span text:style-name="a1323" text:class-names="">article</text:span><text:span text:style-name="a1324" text:class-names=""><text:s text:c="1"/></text:span><text:span text:style-name="a1325" text:class-names="">lang</text:span><text:span text:style-name="a1326" text:class-names="">=""&gt;</text:span></text:p>
            <text:p text:style-name="a1331" text:class-names="" text:cond-style-name=""><text:span text:style-name="a1328" text:class-names="">&lt;para&gt;</text:span><text:span text:style-name="a1329" text:class-names="">Chapter</text:span><text:span text:style-name="a1330" text:class-names=""><text:s text:c="1"/>1&lt;/para&gt;</text:span></text:p>
            <text:p text:style-name="a1333" text:class-names="" text:cond-style-name=""><text:span text:style-name="a1332" text:class-names="">&lt;para/&gt;</text:span></text:p>
            <text:p text:style-name="a1335" text:class-names="" text:cond-style-name=""><text:span text:style-name="a1334" text:class-names="">&lt;para&gt;In my younger and more vulnerable years my father</text:span></text:p>
            <text:p text:style-name="a1337" text:class-names="" text:cond-style-name=""><text:span text:style-name="a1336" text:class-names="">gave me some advice that&lt;/para&gt;</text:span></text:p>
            <text:p text:style-name="a1339" text:class-names="" text:cond-style-name=""><text:span text:style-name="a1338" text:class-names="">&lt;para&gt;I’ve been turning over in my mind ever since.&lt;/para&gt;</text:span></text:p>
            <text:p text:style-name="a1343" text:class-names="" text:cond-style-name=""><text:span text:style-name="a1340" text:class-names="">&lt;para&gt; ‘‘Whenever you feel like criticizing<text:s text:c="1"/></text:span><text:span text:style-name="a1341" text:class-names="">any one</text:span><text:span text:style-name="a1342" text:class-names="">,’’</text:span></text:p>
            <text:p text:style-name="a1345" text:class-names="" text:cond-style-name=""><text:span text:style-name="a1344" text:class-names="">he told me, ‘‘just remember&lt;/para&gt;</text:span></text:p>
            <text:p text:style-name="a1349" text:class-names="" text:cond-style-name=""><text:span text:style-name="a1346" text:class-names="">&lt;para&gt;that all the people in this world<text:s text:c="1"/></text:span><text:span text:style-name="a1347" text:class-names="">havent</text:span><text:span text:style-name="a1348" text:class-names=""/></text:p>
            <text:p text:style-name="a1353" text:class-names="" text:cond-style-name=""><text:span text:style-name="a1350" text:class-names="">had the advantages that<text:s text:c="1"/></text:span><text:span text:style-name="a1351" text:class-names="">youve</text:span><text:span text:style-name="a1352" text:class-names=""><text:s text:c="1"/>had.’’ &lt;/para&gt;</text:span></text:p>
            <text:p text:style-name="a1358" text:class-names="" text:cond-style-name=""><text:span text:style-name="a1354" text:class-names="">&lt;/</text:span><text:span text:style-name="a1355" text:class-names="">article</text:span><text:span text:style-name="a1356" text:class-names="">&gt;</text:span><text:span text:style-name="a1357" text:class-names=""/></text:p>
          </draw:text-box>
          <svg:title/>
          <svg:desc/>
        </draw:frame>
      </draw:page>
      <draw:page draw:name="Slide12" draw:style-name="a1360" draw:master-page-name="Master1-Layout2-obj-Title-and-Content" presentation:presentation-page-layout-name="Master1-PPL2" draw:id="Slide-267">
        <draw:frame draw:id="id106" presentation:style-name="a1367" draw:name="Title 1" svg:x="0.91667in" svg:y="0.39931in" svg:width="11.5in" svg:height="1.44965in" presentation:class="title" presentation:placeholder="false">
          <draw:text-box>
            <text:p text:style-name="a1366" text:class-names="" text:cond-style-name=""><text:span text:style-name="a1361" text:class-names="">Xml</text:span><text:span text:style-name="a1362" text:class-names=""><text:s text:c="1"/></text:span><text:span text:style-name="a1363" text:class-names="">tag</text:span><text:span text:style-name="a1364" text:class-names="">s</text:span><text:span text:style-name="a1365" text:class-names=""/></text:p>
          </draw:text-box>
          <svg:title/>
          <svg:desc/>
        </draw:frame>
        <draw:frame draw:id="id107" presentation:style-name="a1407" draw:name="Content Placeholder 2" svg:x="0.91667in" svg:y="1.99653in" svg:width="11.5in" svg:height="4.75868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Xml tags: tags are enclosed by pointing brackets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tab/><text:tab/>&lt;...&gt;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80" text:class-names="">For</text:span><text:span text:style-name="a1381" text:class-names=""><text:s text:c="1"/></text:span><text:span text:style-name="a1382" text:class-names="">a</text:span><text:span text:style-name="a1383" text:class-names=""><text:s text:c="1"/></text:span><text:span text:style-name="a1384" text:class-names="">document</text:span><text:span text:style-name="a1385" text:class-names=""><text:s text:c="1"/></text:span><text:span text:style-name="a1386" text:class-names="">to</text:span><text:span text:style-name="a1387" text:class-names=""><text:s text:c="1"/></text:span><text:span text:style-name="a1388" text:class-names="">be</text:span><text:span text:style-name="a1389" text:class-names=""><text:s text:c="1"/></text:span><text:span text:style-name="a1390" text:class-names="">well-formed, there needs to be an opening tag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3" text:class-names=""><text:tab/><text:tab/>&lt;</text:span><text:span text:style-name="a1394" text:class-names="">thing</text:span><text:span text:style-name="a1395" text:class-names="">&gt;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401" text:class-names=""><text:tab/><text:tab/>&lt;/</text:span><text:span text:style-name="a1402" text:class-names="">thing</text:span><text:span text:style-name="a1403" text:class-names="">&gt;</text:span><text:span text:style-name="a14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010" svg:viewBox="0 0 20 30" svg:d="m10 0-10 30h20z"/>
    <draw:marker draw:name="a1006" svg:viewBox="0 0 20 30" svg:d="m10 0-10 30h20z"/>
    <draw:marker draw:name="a10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19T19:41:24Z</meta:creation-date>
    <dc:date>2023-11-19T22:12:09Z</dc:date>
    <meta:editing-cycles>6</meta:editing-cycles>
    <meta:editing-duration>PT9044S</meta:editing-duration>
    <meta:document-statistic meta:paragraph-count="89" meta:word-count="672"/>
  </office:meta>
</office:document-meta>
</file>